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2B1F6CC1341A845D610.png" manifest:media-type="image/png"/>
  <manifest:file-entry manifest:full-path="Pictures/100002010000088E000001F8AD9FFAB446147FEA.png" manifest:media-type="image/png"/>
  <manifest:file-entry manifest:full-path="Pictures/102EC8080000871F000080604EF80FC5A2195C36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37pt" officeooo:rsid="0019f0e6" officeooo:paragraph-rsid="0019f0e6" style:font-size-asian="37pt" style:font-size-complex="37pt"/>
    </style:style>
    <style:style style:name="P2" style:family="paragraph" style:parent-style-name="Standard">
      <style:text-properties style:font-name="Ubuntu" fo:font-size="37pt" officeooo:rsid="0019f0e6" officeooo:paragraph-rsid="0019f0e6" style:font-size-asian="37pt" style:font-size-complex="37pt"/>
    </style:style>
    <style:style style:name="T1" style:family="text">
      <style:text-properties officeooo:rsid="001b20f6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officeooo:rsid="002584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in" svg:y="0.4854in" svg:width="10.4in" svg:height="2.3929in" draw:z-index="0"><draw:image xlink:href="Pictures/100002010000088E000001F8AD9FFAB446147F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Video chat</text:span> conversations t<text:span text:style-name="T3">o</text:span> make you Thin<text:span text:style-name="T2">Q</text:span></text:p>
      <text:p text:style-name="P1"/>
      <text:p text:style-name="P1"/>
      <text:p text:style-name="P1"/>
      <text:p text:style-name="P1"><draw:frame draw:style-name="fr1" draw:name="Image3" text:anchor-type="paragraph" svg:x="2.5937in" svg:y="0.3819in" svg:width="3.0701in" svg:height="0.7071in" draw:z-index="2"><draw:image xlink:href="Pictures/100002010000088E000001F8AD9FFAB446147FEA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2" text:anchor-type="paragraph" svg:width="3.3335in" svg:height="3.1665in" draw:z-index="1"><draw:image xlink:href="Pictures/102EC8080000871F000080604EF80FC5A2195C36.svg" xlink:type="simple" xlink:show="embed" xlink:actuate="onLoad" loext:mime-type="image/svg+xml"/><draw:image xlink:href="Pictures/10000201000002D5000002B1F6CC1341A845D6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0:52:16.094035819</meta:creation-date>
    <meta:print-date>2020-06-24T19:18:20.954778544</meta:print-date>
    <dc:date>2020-06-24T19:43:21.128136379</dc:date>
    <meta:editing-duration>PT27M34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2" meta:paragraph-count="1" meta:word-count="7" meta:character-count="42" meta:non-whitespace-character-count="36"/>
  </office:meta>
</office:document-meta>
</file>